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</office:automatic-styles>
  <office:body>
    <office:drawing>
      <draw:page draw:name="page1" draw:style-name="dp1" draw:master-page-name="Default">
        <draw:frame draw:style-name="gr1" draw:layer="layout" svg:width="10.16cm" svg:height="9.169cm" svg:x="0.549cm" svg:y="0.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0.287cm" svg:height="9.169cm" svg:x="11.16cm" svg:y="0.36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21:55:08</meta:creation-date>
    <meta:editing-duration>PT24M44S</meta:editing-duration>
    <meta:editing-cycles>5</meta:editing-cycles>
    <meta:generator>LibreOffice/4.0.4.2$Linux_X86_64 LibreOffice_project/400m0$Build-2</meta:generator>
    <dc:date>2015-02-11T22:55:02</dc:date>
    <dc:creator>ankit </dc:cre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-205" chart:maximum="-150" chart:interval-major="10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-dash="Fine_20_Dashed" svg:stroke-width="0.127cm" svg:stroke-color="#666666" draw:fill-color="#6666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-dash="Ultrafine_20_Dashed" svg:stroke-width="0.127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127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opacity="50%" draw:opacity-name="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1cm" svg:height="9.17cm" xlink:href="." xlink:type="simple" chart:class="chart:scatter" chart:style-name="ch1">
        <chart:title svg:x="1.345cm" svg:y="0.319cm" chart:style-name="ch2">
          <text:p>Domain: Game of Life (3x3 Instance)</text:p>
        </chart:title>
        <chart:legend svg:x="5.283cm" svg:y="2.694cm" style:legend-expansion="custom" chartooo:width="3.324cm" chartooo:height="3.751cm" style:legend-expansion-aspect-ratio="0.886163689682751" chart:style-name="ch3"/>
        <chart:plot-area chart:style-name="ch4" chart:data-source-has-labels="both" svg:x="0.711cm" svg:y="1.121cm" svg:width="9.442cm" svg:height="7.03cm">
          <chartooo:coordinate-region svg:x="1.623cm" svg:y="1.32cm" svg:width="8.25cm" svg:height="6.831cm"/>
          <chart:axis chart:dimension="x" chart:name="primary-x" chart:style-name="ch5" chartooo:axis-type="auto">
            <chart:title svg:x="3.011cm" svg:y="8.168cm" chart:style-name="ch6">
              <text:p>Time of a trial ( in ms)</text:p>
            </chart:title>
            <chart:categories table:cell-range-address="local-table.$A$2:.$A$10"/>
          </chart:axis>
          <chart:axis chart:dimension="y" chart:name="primary-y" chart:style-name="ch7">
            <chart:title svg:x="0cm" svg:y="5.669cm" chart:style-name="ch8">
              <text:p>Accumulated Cost</text:p>
            </chart:title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0" chart:values-cell-range-address="local-table.$D$2:.$D$10" chart:label-cell-address="local-table.$D$1" chart:class="chart:scatter">
            <chart:data-point chart:repeated="9"/>
          </chart:series>
          <chart:series chart:style-name="ch11" chart:values-cell-range-address="local-table.$E$2:.$E$10" chart:label-cell-address="local-table.$E$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CT</text:p>
              </table:table-cell>
              <table:table-cell office:value-type="string">
                <text:p>SA UCT</text:p>
              </table:table-cell>
              <table:table-cell office:value-type="string">
                <text:p>ASAP UCT</text:p>
              </table:table-cell>
            </table:table-row>
          </table:table-header-rows>
          <table:table-rows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-158.74699">
                <text:p>-158.74699</text:p>
              </table:table-cell>
              <table:table-cell office:value-type="float" office:value="-158.74699">
                <text:p>-158.74699</text:p>
              </table:table-cell>
              <table:table-cell office:value-type="float" office:value="-177.231">
                <text:p>-177.2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-168.571">
                <text:p>-168.571</text:p>
              </table:table-cell>
              <table:table-cell office:value-type="float" office:value="-165.603">
                <text:p>-165.603</text:p>
              </table:table-cell>
              <table:table-cell office:value-type="float" office:value="-180.536">
                <text:p>-180.53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-175.08701">
                <text:p>-175.08701</text:p>
              </table:table-cell>
              <table:table-cell office:value-type="float" office:value="-175.045">
                <text:p>-175.045</text:p>
              </table:table-cell>
              <table:table-cell office:value-type="float" office:value="-188.79201">
                <text:p>-188.7920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-182.209">
                <text:p>-182.209</text:p>
              </table:table-cell>
              <table:table-cell office:value-type="float" office:value="-181.715">
                <text:p>-181.715</text:p>
              </table:table-cell>
              <table:table-cell office:value-type="float" office:value="-193.271">
                <text:p>-193.27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-188.299">
                <text:p>-188.299</text:p>
              </table:table-cell>
              <table:table-cell office:value-type="float" office:value="-189.104">
                <text:p>-189.104</text:p>
              </table:table-cell>
              <table:table-cell office:value-type="float" office:value="-198.22501">
                <text:p>-198.2250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90.498">
                <text:p>-190.498</text:p>
              </table:table-cell>
              <table:table-cell office:value-type="float" office:value="-195.30701">
                <text:p>-195.30701</text:p>
              </table:table-cell>
              <table:table-cell office:value-type="float" office:value="-198.84">
                <text:p>-198.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-196.23199">
                <text:p>-196.23199</text:p>
              </table:table-cell>
              <table:table-cell office:value-type="float" office:value="-197.685">
                <text:p>-197.685</text:p>
              </table:table-cell>
              <table:table-cell office:value-type="float" office:value="-200.63">
                <text:p>-200.6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99.965">
                <text:p>-199.965</text:p>
              </table:table-cell>
              <table:table-cell office:value-type="float" office:value="-200.02">
                <text:p>-200.02</text:p>
              </table:table-cell>
              <table:table-cell office:value-type="float" office:value="-201.314">
                <text:p>-201.31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-201.38499">
                <text:p>-201.38499</text:p>
              </table:table-cell>
              <table:table-cell office:value-type="float" office:value="-201.483">
                <text:p>-201.483</text:p>
              </table:table-cell>
              <table:table-cell office:value-type="float" office:value="-201.83501">
                <text:p>-201.83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-305" chart:maximum="-2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-dash="Fine_20_Dashed" svg:stroke-width="0.127cm" svg:stroke-color="#666666" draw:fill-color="#6666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-dash="Ultrafine_20_Dashed" svg:stroke-width="0.127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127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88cm" svg:height="9.17cm" xlink:href="." xlink:type="simple" chart:class="chart:line" chart:style-name="ch1">
        <chart:title svg:x="1.343cm" svg:y="0.319cm" chart:style-name="ch2">
          <text:p>Domain: Game of Life ( 4x4 Instance)</text:p>
        </chart:title>
        <chart:legend svg:x="6.688cm" svg:y="1.97cm" style:legend-expansion="custom" chartooo:width="3.085cm" chartooo:height="2.418cm" style:legend-expansion-aspect-ratio="1.27584780810587" chart:style-name="ch3"/>
        <chart:plot-area chart:style-name="ch4" chart:data-source-has-labels="both" svg:x="0.708cm" svg:y="1.124cm" svg:width="9.374cm" svg:height="7.091cm">
          <chartooo:coordinate-region svg:x="1.62cm" svg:y="1.324cm" svg:width="8.182cm" svg:height="6.891cm"/>
          <chart:axis chart:dimension="x" chart:name="primary-x" chart:style-name="ch5" chartooo:axis-type="auto">
            <chartooo:date-scale/>
            <chart:title svg:x="3.287cm" svg:y="8.408cm" chart:style-name="ch6">
              <text:p>Time of a trial (in ms)</text:p>
            </chart:title>
            <chart:categories table:cell-range-address="local-table.$A$2:.$A$11"/>
          </chart:axis>
          <chart:axis chart:dimension="y" chart:name="primary-y" chart:style-name="ch7">
            <chart:title svg:x="0cm" svg:y="6.465cm" chart:style-name="ch8">
              <text:p>Accumulated Cost</text:p>
            </chart:title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series chart:style-name="ch11" chart:values-cell-range-address="local-table.$D$2:.$D$11" chart:label-cell-address="local-table.$D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CT</text:p>
              </table:table-cell>
              <table:table-cell office:value-type="string">
                <text:p>SA UCT</text:p>
              </table:table-cell>
              <table:table-cell office:value-type="string">
                <text:p>ASAP UCT</text:p>
              </table:table-cell>
            </table:table-row>
          </table:table-header-rows>
          <table:table-rows>
            <table:table-row>
              <table:table-cell office:value-type="float" office:value="35">
                <text:p>40</text:p>
              </table:table-cell>
              <table:table-cell office:value-type="float" office:value="-255.479">
                <text:p>-255.479</text:p>
              </table:table-cell>
              <table:table-cell office:value-type="float" office:value="-258.255">
                <text:p>-258.255</text:p>
              </table:table-cell>
              <table:table-cell office:value-type="float" office:value="-278.673">
                <text:p>-278.67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-261.28799">
                <text:p>-261.28799</text:p>
              </table:table-cell>
              <table:table-cell office:value-type="float" office:value="-262.86499">
                <text:p>-262.86499</text:p>
              </table:table-cell>
              <table:table-cell office:value-type="float" office:value="-283.27802">
                <text:p>-283.278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266.40799">
                <text:p>-266.40799</text:p>
              </table:table-cell>
              <table:table-cell office:value-type="float" office:value="-264.3729">
                <text:p>-264.3729</text:p>
              </table:table-cell>
              <table:table-cell office:value-type="float" office:value="-285.70901">
                <text:p>-285.7090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-269.242">
                <text:p>-269.242</text:p>
              </table:table-cell>
              <table:table-cell office:value-type="float" office:value="-269.04099">
                <text:p>-269.04099</text:p>
              </table:table-cell>
              <table:table-cell office:value-type="float" office:value="-288.13501">
                <text:p>-288.1350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270.319">
                <text:p>-270.319</text:p>
              </table:table-cell>
              <table:table-cell office:value-type="float" office:value="-271.03101">
                <text:p>-271.03101</text:p>
              </table:table-cell>
              <table:table-cell office:value-type="float" office:value="-291.36099">
                <text:p>-291.360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-274.117">
                <text:p>-274.117</text:p>
              </table:table-cell>
              <table:table-cell office:value-type="float" office:value="-271.32901">
                <text:p>-271.32901</text:p>
              </table:table-cell>
              <table:table-cell office:value-type="float" office:value="-291.478">
                <text:p>-291.478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275.94101">
                <text:p>-275.94101</text:p>
              </table:table-cell>
              <table:table-cell office:value-type="float" office:value="-272.01901">
                <text:p>-272.01901</text:p>
              </table:table-cell>
              <table:table-cell office:value-type="float" office:value="-291.39899">
                <text:p>-291.39899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-274.724">
                <text:p>-274.724</text:p>
              </table:table-cell>
              <table:table-cell office:value-type="float" office:value="-277.853">
                <text:p>-277.853</text:p>
              </table:table-cell>
              <table:table-cell office:value-type="float" office:value="-295.603">
                <text:p>-295.603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278.42099">
                <text:p>-278.42099</text:p>
              </table:table-cell>
              <table:table-cell office:value-type="float" office:value="-279.32101">
                <text:p>-279.32101</text:p>
              </table:table-cell>
              <table:table-cell office:value-type="float" office:value="-297.25299">
                <text:p>-297.2529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280.76199">
                <text:p>-280.76199</text:p>
              </table:table-cell>
              <table:table-cell office:value-type="float" office:value="-280.95499">
                <text:p>-280.95499</text:p>
              </table:table-cell>
              <table:table-cell office:value-type="float" office:value="-300.034">
                <text:p>-300.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